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3200006C37000048484AB60F6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35cm" svg:stroke-color="#000000" draw:stroke-linejoin="miter" draw:fill="solid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>
      <style:graphic-properties draw:stroke="solid" svg:stroke-width="0.035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draw:stroke="none" draw:fill="solid" draw:fill-color="#d0cfb1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7c7b69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none" draw:fill="solid" draw:fill-color="#cbb7b7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796d6d"/>
    </style:style>
    <style:style style:name="gr7" style:family="graphic">
      <style:graphic-properties draw:stroke="none" draw:fill="solid" draw:fill-color="#b5cdb8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6c7a6d"/>
    </style:style>
    <style:style style:name="gr8" style:family="graphic">
      <style:graphic-properties draw:stroke="solid" svg:stroke-width="0.106cm" svg:stroke-color="#000000" draw:marker-start="" draw:marker-start-width="0.212cm" draw:marker-start-center="false" draw:marker-end="msArrowEnd_20_8" draw:marker-end-width="0.53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813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notes">
      <style:graphic-properties draw:fill-color="#ffffff" fo:min-height="11.432cm"/>
    </style:style>
    <style:style style:name="pr6" style:family="presentation" style:parent-style-name="Default-title">
      <style:graphic-properties fo:min-height="1.823cm"/>
    </style:style>
    <style:style style:name="pr7" style:family="presentation" style:parent-style-name="Default-notes">
      <style:graphic-properties draw:fill-color="#ffffff" fo:min-height="11.18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style-name="Regular" style:font-family-generic="swiss" style:font-pitch="variable" fo:font-size="18pt" fo:font-style="normal" fo:font-weight="normal" style:font-size-asian="24pt" style:font-size-complex="24pt"/>
    </style:style>
    <style:style style:name="P6" style:family="paragraph">
      <style:paragraph-properties fo:text-align="center" style:writing-mode="lr-tb"/>
      <style:text-properties fo:font-family="Arial" style:font-style-name="Regular" style:font-family-generic="swiss" style:font-pitch="variable" fo:font-size="18pt" fo:font-style="normal" fo:font-weight="normal" style:font-size-asian="24pt" style:font-size-complex="24pt"/>
    </style:style>
    <style:style style:name="P7" style:family="paragraph">
      <style:paragraph-properties fo:margin-left="0cm" fo:margin-right="0cm" fo:text-indent="0cm" style:writing-mode="lr-tb" style:font-independent-line-spacing="true"/>
      <style:text-properties fo:font-family="Arial" style:font-style-name="Regular" style:font-family-generic="swiss" style:font-pitch="variable" fo:font-size="18pt" fo:font-style="normal" fo:font-weight="normal" style:font-size-asian="24pt" style:font-size-complex="24pt"/>
    </style:style>
    <style:style style:name="P8" style:family="paragraph">
      <style:paragraph-properties style:writing-mode="lr-tb" style:font-independent-line-spacing="true"/>
      <style:text-properties fo:font-family="Arial" style:font-style-name="Regular" style:font-family-generic="swiss" style:font-pitch="variable" fo:font-size="18pt" fo:font-style="normal" fo:font-weight="normal" style:font-size-asian="24pt" style:font-size-complex="24pt"/>
    </style:style>
    <style:style style:name="P9" style:family="paragraph">
      <style:paragraph-properties fo:text-align="center"/>
    </style:style>
    <style:style style:name="T1" style:family="text">
      <style:text-properties fo:color="#333399" fo:font-size="36pt" style:font-size-asian="36pt" style:font-size-complex="36pt"/>
    </style:style>
    <style:style style:name="T2" style:family="text">
      <style:text-properties fo:font-family="Arial" style:font-style-name="Regular" style:font-family-generic="swiss" style:font-pitch="variable" fo:font-size="18pt" fo:font-style="normal" fo:font-weight="normal" style:font-size-asian="24pt" style:font-size-complex="24pt"/>
    </style:style>
    <style:style style:name="T3" style:family="text">
      <style:text-properties fo:font-family="Arial" style:font-style-name="Regular" style:font-family-generic="swiss" style:font-pitch="variable" fo:font-size="18pt" fo:language="en" fo:country="US" fo:font-style="normal" fo:font-weight="normal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nterprise Architectu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Enterprise Architecture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Wide variety of interfaces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verview" draw:style-name="dp1" draw:master-page-name="Default" presentation:presentation-page-layout-name="AL2T1">
        <office:forms form:automatic-focus="false" form:apply-design-mode="false"/>
        <draw:custom-shape draw:style-name="gr1" draw:text-style-name="P5" draw:layer="layout" svg:width="9.238cm" svg:height="8.656cm" svg:x="5.693cm" svg:y="5.049cm">
          <text:p text:style-name="P4"><text:span text:style-name="T2">J2EE Application Server</text:span>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6cm" svg:height="2.073cm" svg:x="1.27cm" svg:y="0.763cm" presentation:class="title" presentation:user-transformed="true">
          <draw:text-box>
            <text:p text:style-name="P1">Overview</text:p>
          </draw:text-box>
        </draw:frame>
        <draw:g>
          <draw:custom-shape draw:style-name="gr1" draw:text-style-name="P5" draw:layer="layout" svg:width="7.963cm" svg:height="2.403cm" svg:x="6.394cm" svg:y="7.858cm">
            <text:p text:style-name="P4"><text:span text:style-name="T2">EJB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5.501cm" svg:height="1.371cm" svg:x="6.394cm" svg:y="8.89cm">
            <text:p text:style-name="P4"><text:span text:style-name="T2">ORM Cayenne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5" draw:layer="layout" svg:width="3.85cm" svg:height="1.362cm" svg:x="10.508cm" svg:y="6.496cm">
          <text:p text:style-name="P4"><text:span text:style-name="T2">SOAP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5cm" svg:height="1.446cm" svg:x="21.127cm" svg:y="11.474cm">
          <text:p text:style-name="P4"><text:span text:style-name="T2">conso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5cm" svg:height="1.446cm" svg:x="21.127cm" svg:y="5.605cm">
          <text:p text:style-name="P4"><text:span text:style-name="T2">eclipse rcp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55cm" svg:height="1.447cm" svg:x="21.127cm" svg:y="8.581cm">
          <text:p text:style-name="P4"><text:span text:style-name="T2">browser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0.192cm" svg:y1="3.462cm" svg:x2="20.192cm" svg:y2="15.677cm">
          <text:p/>
        </draw:line>
        <draw:custom-shape draw:style-name="gr5" draw:text-style-name="P7" draw:layer="layout" svg:width="2.051cm" svg:height="1.023cm" svg:x="20.877cm" svg:y="3.343cm">
          <text:p text:style-name="P1"><text:span text:style-name="T3">ui tier</text:span></text:p>
          <draw:enhanced-geometry svg:viewBox="0 0 21600 21600" draw:type="mso-spt202" draw:enhanced-path="M 0 0 L 21600 0 21600 21600 0 21600 0 0 Z N"/>
        </draw:custom-shape>
        <draw:line draw:style-name="gr4" draw:text-style-name="P6" draw:layer="layout" svg:x1="15.527cm" svg:y1="3.545cm" svg:x2="15.527cm" svg:y2="15.76cm">
          <text:p/>
        </draw:line>
        <draw:custom-shape draw:style-name="gr5" draw:text-style-name="P7" draw:layer="layout" svg:width="3.038cm" svg:height="1.023cm" svg:x="16.252cm" svg:y="3.462cm">
          <text:p text:style-name="P1"><text:span text:style-name="T2">client tier</text:span></text:p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4.782cm" svg:height="1.023cm" svg:x="9.559cm" svg:y="3.545cm">
          <text:p text:style-name="P1"><text:span text:style-name="T2">middleware tier</text:span></text:p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3.55cm" svg:height="1.446cm" svg:x="16.245cm" svg:y="5.605cm">
          <text:p text:style-name="P4"><text:span text:style-name="T2">SOA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55cm" svg:height="1.447cm" svg:x="16.245cm" svg:y="7.858cm">
          <text:p text:style-name="P4"><text:span text:style-name="T2">EJB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55cm" svg:height="1.446cm" svg:x="16.245cm" svg:y="10.028cm">
          <text:p text:style-name="P4"><text:span text:style-name="T2">servlet / JS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55cm" svg:height="1.447cm" svg:x="16.245cm" svg:y="14.953cm">
          <text:p text:style-name="P4"><text:span text:style-name="T2">Java lib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4.943cm" svg:y1="3.523cm" svg:x2="4.943cm" svg:y2="15.738cm">
          <text:p/>
        </draw:line>
        <draw:custom-shape draw:style-name="gr7" draw:text-style-name="P5" draw:layer="layout" svg:width="3.55cm" svg:height="1.447cm" svg:x="0.719cm" svg:y="8.762cm">
          <text:p text:style-name="P4"><text:span text:style-name="T2">Oracl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55cm" svg:height="1.446cm" svg:x="0.719cm" svg:y="10.698cm">
          <text:p text:style-name="P4"><text:span text:style-name="T3">MySQ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55cm" svg:height="1.446cm" svg:x="0.719cm" svg:y="12.784cm">
          <text:p text:style-name="P4"><text:span text:style-name="T2">MSSQ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55cm" svg:height="1.447cm" svg:x="0.719cm" svg:y="5.049cm">
          <text:p text:style-name="P4"><text:span text:style-name="T2">File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92cm" svg:height="1.023cm" svg:x="0.724cm" svg:y="3.462cm">
          <text:p text:style-name="P1"><text:span text:style-name="T2">data tier</text:span></text:p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13.705cm" svg:height="1.05cm" svg:x="2.54cm" svg:y="14.803cm">
          <text:p/>
          <draw:enhanced-geometry svg:viewBox="0 0 3108 238" draw:type="non-primitive" draw:enhanced-path="M 3108 237 L 0 238 0 0 N"/>
        </draw:custom-shape>
        <draw:custom-shape draw:style-name="gr5" draw:text-style-name="P7" draw:layer="layout" svg:width="4.202cm" svg:height="1.023cm" svg:x="8.707cm" svg:y="15.76cm">
          <text:p text:style-name="P1"><text:span text:style-name="T2">direct access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3.85cm" svg:height="1.363cm" svg:x="10.508cm" svg:y="10.261cm">
          <text:p text:style-name="P4"><text:span text:style-name="T2">Wicke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9" draw:layer="layout" svg:width="12.7cm" svg:height="9.526cm" svg:x="3.175cm" svg:y="1.904cm" draw:page-number="2" presentation:class="page"/>
          <draw:frame presentation:style-name="pr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083cm" svg:x="1.27cm" svg:y="0.758cm" presentation:class="title">
          <draw:text-box>
            <text:p>Yet another framework</text:p>
          </draw:text-box>
        </draw:frame>
        <draw:frame draw:style-name="gr10" draw:text-style-name="P9" draw:layer="layout" svg:width="19.1cm" svg:height="12.76cm" svg:x="3cm" svg:y="3.5cm">
          <draw:image xlink:href="Pictures/2000033200006C37000048484AB60F65.svm" xlink:type="simple" xlink:show="embed" xlink:actuate="onLoad">
            <text:p/>
          </draw:image>
        </draw:frame>
        <presentation:notes draw:style-name="dp3">
          <draw:page-thumbnail draw:style-name="gr9" draw:layer="layout" svg:width="12.7cm" svg:height="9.526cm" svg:x="3.175cm" svg:y="1.904cm" draw:page-number="3" presentation:class="page"/>
          <draw:frame presentation:style-name="pr7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8" draw:display-name="msArrowEnd 8" svg:viewBox="0 0 530 318" svg:d="m265 0 265 318h-53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MS Gothic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letter-kerning="true" style:font-family-asian="'MS Gothic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079cm" svg:stroke-color="#0033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center" fo:text-indent="0cm" style:writing-mode="lr-tb"/>
      <style:text-properties fo:font-family="Arial" style:font-family-generic="swiss" style:font-pitch="variable"/>
    </style:style>
    <style:style style:name="MP10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font-family="Arial" style:font-family-generic="swiss" style:font-pitch="variable" fo:font-size="14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2.073cm" svg:x="1.27cm" svg:y="0.763cm" presentation:class="title" presentation:placeholder="true">
        <draw:text-box/>
      </draw:frame>
      <draw:frame presentation:style-name="Default-outline1" draw:layer="backgroundobjects" svg:width="22.86cm" svg:height="14.183cm" svg:x="1.27cm" svg:y="2.83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text:date style:data-style-name="D5" text:date-value="2009-10-29">29 Oct 2009</text:date></text:span></text:p>
        </draw:text-box>
      </draw:frame>
      <draw:frame presentation:style-name="Mpr1" draw:text-style-name="MP6" draw:layer="backgroundobjects" svg:width="3.678cm" svg:height="1.324cm" svg:x="20.452cm" svg:y="17.347cm" presentation:class="footer">
        <draw:text-box>
          <text:p text:style-name="MP5"><text:span text:style-name="MT2">nissle.ch</text:span></text:p>
        </draw:text-box>
      </draw:frame>
      <draw:line draw:style-name="Mgr3" draw:text-style-name="MP7" draw:layer="backgroundobjects" svg:x1="1.27cm" svg:y1="2.835cm" svg:x2="24.13cm" svg:y2="2.835cm">
        <text:p/>
      </draw:line>
      <presentation:notes style:page-layout-name="PM0">
        <draw:rect draw:style-name="Mgr4" draw:text-style-name="MP8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4.084cm" svg:x="1.905cm" svg:y="5.917cm" presentation:class="title" presentation:placeholder="true">
        <draw:text-box/>
      </draw:frame>
      <draw:frame presentation:style-name="Mpr4" draw:text-style-name="MP10" draw:layer="backgroundobjects" svg:width="8.044cm" svg:height="1.324cm" svg:x="8.678cm" svg:y="17.347cm" presentation:class="footer">
        <draw:text-box>
          <text:p text:style-name="MP9"><text:span text:style-name="MT4">nissle.ch</text:span></text:p>
        </draw:text-box>
      </draw:frame>
      <draw:line draw:style-name="Mgr3" draw:text-style-name="MP7" draw:layer="backgroundobjects" svg:x1="1.27cm" svg:y1="2.835cm" svg:x2="24.13cm" svg:y2="2.835cm">
        <text:p/>
      </draw:lin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8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 text:style-name="MP3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creator>Martin Weber Nisslé</dc:creator>
    <dc:date>2009-10-29T21:04:37.83</dc:date>
    <meta:editing-cycles>5</meta:editing-cycles>
    <meta:editing-duration>PT04H19M02S</meta:editing-duration>
    <meta:generator>OpenOffice.org/3.1$Win32 OpenOffice.org_project/310m19$Build-9420</meta:generator>
    <meta:document-statistic meta:object-count="70"/>
    <meta:user-defined meta:name="Version" meta:value-type="float">1</meta:user-defined>
  </office:meta>
</office:document-meta>
</file>